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9.001cm" svg:y1="5.897cm" svg:x2="10.76cm" svg:y2="1.945cm">
          <text:p/>
        </draw:line>
        <draw:custom-shape draw:style-name="gr10" draw:text-style-name="P6" draw:layer="layout" svg:width="1.593cm" svg:height="1.401cm" svg:x="10.842cm" svg:y="9.909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787cm" svg:y1="5.022cm" svg:x2="9.792cm" svg:y2="6.715cm">
          <text:p/>
        </draw:line>
        <draw:custom-shape draw:style-name="gr12" draw:text-style-name="P3" draw:layer="layout" svg:width="1.408cm" svg:height="1.41cm" svg:x="9.829cm" svg:y="5.84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96cm" svg:y1="5.876cm" svg:x2="10.532cm" svg:y2="9.994cm">
          <text:p/>
        </draw:line>
        <draw:line draw:style-name="gr11" draw:text-style-name="P1" draw:layer="layout" svg:x1="10.895cm" svg:y1="9.101cm" svg:x2="10.9cm" svg:y2="10.794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7T09:36:10</dc:date>
    <dc:creator>Alberto Montresor</dc:creator>
    <meta:editing-duration>PT27M54S</meta:editing-duration>
    <meta:editing-cycles>6</meta:editing-cycles>
    <meta:generator>OpenOffice.org/3.3$Unix OpenOffice.org_project/330m20$Build-9567</meta:generator>
    <meta:document-statistic meta:object-count="23"/>
  </office:meta>
</office:document-meta>
</file>